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18.396cm"/>
    </style:style>
    <style:style style:name="co7" style:family="table-column">
      <style:table-column-properties fo:break-before="auto" style:column-width="4.209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4.237cm"/>
    </style:style>
    <style:style style:name="co10" style:family="table-column">
      <style:table-column-properties fo:break-before="auto" style:column-width="16.729cm"/>
    </style:style>
    <style:style style:name="co11" style:family="table-column">
      <style:table-column-properties fo:break-before="auto" style:column-width="5.44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15.826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4.602cm"/>
    </style:style>
    <style:style style:name="co18" style:family="table-column">
      <style:table-column-properties fo:break-before="auto" style:column-width="14.487cm"/>
    </style:style>
    <style:style style:name="co19" style:family="table-column">
      <style:table-column-properties fo:break-before="auto" style:column-width="4.646cm"/>
    </style:style>
    <style:style style:name="co20" style:family="table-column">
      <style:table-column-properties fo:break-before="auto" style:column-width="2.887cm"/>
    </style:style>
    <style:style style:name="co21" style:family="table-column">
      <style:table-column-properties fo:break-before="auto" style:column-width="4.059cm"/>
    </style:style>
    <style:style style:name="co22" style:family="table-column">
      <style:table-column-properties fo:break-before="auto" style:column-width="19.99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6.559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3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b2b2b2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ackground-color="#b2b2b2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02cm solid #000000" fo:border-left="0.088cm solid #000000" fo:border-right="0.002cm solid #000000" fo:border-top="0.088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fo:font-size="12pt" style:font-size-asian="12pt" style:font-size-complex="12pt"/>
    </style:style>
    <style:style style:name="ce28" style:family="table-cell" style:parent-style-name="Default">
      <style:text-properties style:font-name="Liberation Sans" fo:font-size="12pt" style:font-name-asian="DejaVu Sans" style:font-size-asian="12pt" style:font-name-complex="Lohit Hindi" style:font-size-complex="12pt"/>
    </style:style>
    <style:style style:name="ce29" style:family="table-cell" style:parent-style-name="Default">
      <style:table-cell-properties fo:border-bottom="0.002cm solid #000000" fo:background-color="transparent" fo:border-left="0.088cm solid #000000" fo:border-right="0.002cm solid #000000" fo:border-top="0.088cm solid #000000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0.002cm solid #000000"/>
      <style:text-properties style:font-name="Arial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font-name="Arial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35" style:family="table-cell" style:parent-style-name="Default">
      <style:table-cell-properties fo:border-bottom="0.002cm solid #000000" fo:background-color="#ffff66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2cm solid #000000" fo:background-color="#ffffff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39" style:family="table-cell" style:parent-style-name="Default">
      <style:text-properties fo:color="#3c3c3c" style:font-name="Ubuntu" fo:font-size="12pt" fo:language="zxx" fo:country="none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ff" fo:border="0.002cm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transparent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02cm solid #000000" fo:background-color="#ffff66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SER_CENTER" table:style-name="ta1" table:print="false"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6" table:default-cell-style-name="ce18"/>
        <table:table-column table:style-name="co5" table:number-columns-repeated="1020" table:default-cell-style-name="ce6"/>
        <table:table-row table:style-name="ro2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email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passwor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1: 普通, 2: 管理员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1: 正常, 2: 删除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tel</text:p>
          </table:table-cell>
          <table:table-cell table:style-name="ce12" office:value-type="string">
            <text:p>char</text:p>
          </table:table-cell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gravatar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0" office:value-type="string">
            <text:p>住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num</text:p>
          </table:table-cell>
          <table:table-cell table:style-name="ce11"/>
          <table:table-cell table:style-name="ce15"/>
          <table:table-cell table:style-name="ce20" office:value-type="string">
            <text:p>身份证号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images</text:p>
          </table:table-cell>
          <table:table-cell table:style-name="ce11"/>
          <table:table-cell table:style-name="ce15"/>
          <table:table-cell table:style-name="ce20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l_na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bann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 office:value-type="string">
            <text:p>是否被拉黑名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authenticat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 office:value-type="string">
            <text:p>是否被取消认证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orking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workti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tel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province</text:p>
          </table:table-cell>
          <table:table-cell table:style-name="ce11"/>
          <table:table-cell table:style-name="ce15"/>
          <table:table-cell table:style-name="ce20" office:value-type="string">
            <text:p>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nce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1"/>
          <table:table-cell table:style-name="ce15"/>
          <table:table-cell table:style-name="ce20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1"/>
          <table:table-cell table:style-name="ce15"/>
          <table:table-cell table:style-name="ce20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1"/>
          <table:table-cell table:style-name="ce15"/>
          <table:table-cell table:style-name="ce20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_cod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qq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0" office:value-type="string">
            <text:p>完整的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irthday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how_long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vehicl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experienc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ource</text:p>
          </table:table-cell>
          <table:table-cell table:style-name="ce11" office:value-type="string">
            <text:p>char</text:p>
          </table:table-cell>
          <table:table-cell table:style-name="ce15" office:value-type="string">
            <text:p>deliver_market_link</text:p>
          </table:table-cell>
          <table:table-cell table:style-name="ce20" office:value-type="string">
            <text:p>申请风先生的渠道来源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eck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0" office:value-type="string">
            <text:p>是否确认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1"/>
          <table:table-cell table:style-name="ce15"/>
          <table:table-cell table:style-name="ce20" office:value-type="string">
            <text:p>备注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0" office:value-type="string">
            <text:p>渠道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0" office:value-type="string">
            <text:p>市场推广人员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market_user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market_user</text:p>
          </table:table-cell>
          <table:table-cell table:style-name="ce20" office:value-type="string">
            <text:p>推广人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annel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channel</text:p>
          </table:table-cell>
          <table:table-cell table:style-name="ce20" office:value-type="string">
            <text:p>推广渠道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lin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operation_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操作原因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creator_id</text:p>
          </table:table-cell>
          <table:table-cell table:style-name="ce11" office:value-type="string">
            <text:p>int</text:p>
          </table:table-cell>
          <table:table-cell table:style-name="ce15" office:value-type="string">
            <text:p>user</text:p>
          </table:table-cell>
          <table:table-cell table:style-name="ce20" office:value-type="string">
            <text:p>任务执行人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na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任务执行人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tel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4" office:value-type="string">
            <text:p>images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mount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张贴海报数量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0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任务执行所在区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0" office:value-type="string">
            <text:p>任务执行所在地维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0" office:value-type="string">
            <text:p>任务执行所在地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地理位置哈希值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0" office:value-type="string">
            <text:p>审核拒绝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1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token(用户令牌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0" office:value-type="string">
            <text:p><text:s/>用户(外键)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应用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nten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内容/值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更新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xpire_time</text:p>
          </table:table-cell>
          <table:table-cell table:style-name="ce12" office:value-type="string">
            <text:p><text:s/>datetime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令牌过期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deliver_image(风先生个人照片信息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整体照片信息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图片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vatar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图片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身份证图片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id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身份证图片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身份证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健康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健康证审核理由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health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健康证图片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2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<text:span text:style-name="T1">profile</text:span>(每次用户通过手机号+验证码登陆风先生客户端, 都会检查profile, 若不存在user_id + app_id 的记录, 就新建一条记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应用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0" office:value-type="string">
            <text:p>用户(外键)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nam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格式： user&lt;user_id&gt;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irthday</text:p>
          </table:table-cell>
          <table:table-cell table:style-name="ce11" office:value-type="string">
            <text:p><text:s/>dat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生日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gender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性别 0:unknown 1:male 2:female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头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el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电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untr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国家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州或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市或县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街道或详细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nterests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兴趣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ge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年龄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ype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ann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是否被拉黑名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authenticat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是否被取消认证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tatus</text:p>
          </table:table-cell>
          <table:table-cell table:style-name="ce12" office:value-type="string">
            <text:p><text:s/>smallint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ICE_CENTER" table:style-name="ta1" table:print="false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1020" table:default-cell-style-name="ce6"/>
        <table:table-row table:style-name="ro4">
          <table:table-cell table:style-name="ce2" office:value-type="string">
            <text:p>device(终端设备信息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device 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mac地址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imei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imei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类型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s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os版本号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rom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rom版本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s_roo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是否越狱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platfor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设备平台(ios,android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更新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<text:s/>是否删除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vice_app_relation(终端设备和应用的绑定关系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relation_table</text:p>
          </table:table-cell>
          <table:table-cell table:style-name="ce19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device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device(id)</text:p>
          </table:table-cell>
          <table:table-cell table:style-name="ce23" office:value-type="string">
            <text:p><text:s/>设备id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所属App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us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设备的App上登录的用户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pp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App版本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创建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更新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<text:s/>是否删除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P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AREA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MALL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number-columns-repeated="1020" table:default-cell-style-name="ce6"/>
        <table:table-row table:style-name="ro4">
          <table:table-cell table:style-name="ce2" office:value-type="string">
            <text:p>shop_verify(风推广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<text:s/>int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number-columns-repeated="3"/>
          <table:table-cell table:style-name="ce28"/>
          <table:table-cell table:number-columns-repeated="1016"/>
        </table:table-row>
        <table:table-row table:style-name="ro2">
          <table:table-cell table:style-name="ce4" office:value-type="string">
            <text:p>shop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shop(id)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reato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关联到user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nfo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checking: 1, allow: 2, deny:3. Cancel: 4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ert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审核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nteres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商家是否感兴趣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s_taken_ou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是否有外卖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aily_order_nu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每日单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店铺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nd_flag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风商户标识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hon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店铺电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招牌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_menu_front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菜单正面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_menu_back_id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菜单背面图片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省/州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5" office:value-type="string">
            <text:p>feedback_times</text:p>
          </table:table-cell>
          <table:table-cell table:style-name="ce16" office:value-type="string">
            <text:p>int</text:p>
          </table:table-cell>
          <table:table-cell table:style-name="ce16"/>
          <table:table-cell table:style-name="ce24" office:value-type="string">
            <text:p>回访次数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shop(商户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<text:s/>int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创建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age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招牌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ulleti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hon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电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wn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长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状态： 1 checking; <text:s/>2 <text:s/>allow; <text:s/>3 <text:s/>claimed; <text:s text:c="2"/>4 den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sked_menu_nu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untry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国家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e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stat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_code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_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位置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_mark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wner_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长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wner_t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长电话号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ert_image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营业执照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pen_ti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营业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Y" table:style-name="ta1" table:print="false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5" table:number-columns-repeated="1020" table:default-cell-style-name="ce6"/>
        <table:table-row table:style-name="ro4">
          <table:table-cell table:style-name="ce2" office:value-type="string">
            <text:p>wallet(用户钱包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9" office:value-type="string">
            <text:p>id</text:p>
          </table:table-cell>
          <table:table-cell table:style-name="ce30" office:value-type="string">
            <text:p>int</text:p>
          </table:table-cell>
          <table:table-cell table:style-name="ce31"/>
          <table:table-cell table:style-name="ce33"/>
          <table:table-cell table:number-columns-repeated="1020"/>
        </table:table-row>
        <table:table-row table:style-name="ro4">
          <table:table-cell table:style-name="ce4" office:value-type="string">
            <text:p>user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关联user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账户余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frozen_capital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冻结资金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fit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收益余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fit_frozen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收益冻结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ssword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virtual_balanc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虚拟账户余额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状态(-1:delete, 0:normal, 1:frozen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llowanc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补贴金额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allowance_frozen</text:p>
          </table:table-cell>
          <table:table-cell table:style-name="ce16" office:value-type="string">
            <text:p><text:s/>double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补贴冻结金额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wallet_deal(钱包收支记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wallet</text:p>
          </table:table-cell>
          <table:table-cell table:style-name="ce26" office:value-type="string">
            <text:p>foreign key</text:p>
          </table:table-cell>
          <table:table-cell table:style-name="ce26" office:value-type="string">
            <text:p>wallet</text:p>
          </table:table-cell>
          <table:table-cell table:style-name="ce27"/>
          <table:table-cell table:number-columns-repeated="1020"/>
        </table:table-row>
        <table:table-row table:style-name="ro5">
          <table:table-cell table:style-name="ce4" office:value-type="string">
            <text:p>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'charge':1, <text:s text:c="20"/># 充值(收入) </text:p>
            <text:p>'sell':2, <text:s text:c="22"/># 货款(收入) </text:p>
            <text:p>'tip':3, <text:s text:c="23"/># 小费(收入) </text:p>
            <text:p>'refund':4, <text:s text:c="20"/># 退款(收入) </text:p>
            <text:p>'buy':5, <text:s text:c="23"/># 买东西(支出)</text:p>
            <text:p>'withdraw':6, <text:s text:c="18"/># 提现(支出) </text:p>
            <text:p>'guarant_freeze':7, <text:s text:c="12"/># 保证金冻结(支出) </text:p>
            <text:p>'guarant_defreeze':8, <text:s text:c="10"/># 保证金解冻(收入) </text:p>
            <text:p>'withdraw_freeze':9, <text:s text:c="11"/># 提现冻结(支出)</text:p>
            <text:p>'withdraw_defreeze':10, <text:s text:c="8"/># 提现解冻(收入)</text:p>
            <text:p>'register_pop':11, <text:s text:c="13"/># 推荐用户注册推广费(收入)</text:p>
            <text:p>'purchase_pop':12, <text:s text:c="13"/># 推荐用户注册后消费推广费(收入)</text:p>
            <text:p>'shop_pop':13, <text:s text:c="17"/># 推荐用户成为商家推广费(收入)</text:p>
            <text:p>'menu_pop':14, <text:s text:c="17"/># 录入菜单被批准推广费(收入)</text:p>
            <text:p>'discount':15, <text:s text:c="17"/># 会员价差价(收入)</text:p>
            <text:p>'offline_discount':16, <text:s text:c="9"/># 线下会员价差价(收入)</text:p>
            <text:p>'offline_sell':17, <text:s text:c="13"/># 线下货款，只作统计(收入)</text:p>
            <text:p>'offline_tip':18, <text:s text:c="14"/># 线下小费，只作统计(收入)</text:p>
            <text:p>'offline_buy':19, <text:s text:c="14"/># 线下买东西，只作统计(支出)</text:p>
            <text:p>'profit_withdraw_freeze':20, <text:s text:c="3"/># 收益提现冻结(支出)</text:p>
            <text:p>'profit_withdraw_defreeze':21, <text:s/># 收益提现解冻(收入)</text:p>
            <text:p>'profit_withdraw':22, <text:s text:c="10"/># 收益提现(支出) </text:p>
            <text:p>'imprest_out':23, <text:s text:c="14"/># 预付款(支出)</text:p>
            <text:p>'imprest_in':24, <text:s text:c="15"/># 预付款(收入)</text:p>
            <text:p>'imprest_return':25, <text:s text:c="11"/># 预付款返还</text:p>
            <text:p>'system_charge':26, <text:s text:c="12"/># 系统充值</text:p>
            <text:p>'adopt_cost':27, <text:s text:c="15"/># 接单花费(支出)</text:p>
            <text:p>'balance_to_virtual': 28, <text:s text:c="6"/># 资金账户向虚拟账户转移</text:p>
            <text:p>'profits_to_virtual': 29, <text:s text:c="6"/># 收益账户向虚拟账户转移</text:p>
            <text:p>'profits_to_balance': 30, <text:s text:c="6"/># 收益账户向资金账户转移</text:p>
            <text:p>'ali_virtual_charge': 31, <text:s text:c="6"/># 支付宝虚拟账户充值(收入)</text:p>
            <text:p>'uppay_virtual_charge': 32, <text:s text:c="4"/># 银联虚拟账户充值</text:p>
            <text:p>'system_allowance': 33, <text:s text:c="8"/># 系统补贴 (收入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mount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发生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5" office:value-type="string">
            <text:p>desc</text:p>
          </table:table-cell>
          <table:table-cell table:style-name="ce16" table:number-columns-repeated="2"/>
          <table:table-cell table:style-name="ce24" office:value-type="string">
            <text:p>交易备注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>
            <text:p>monthly_wallet_deal(月结交易记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int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4" office:value-type="string">
            <text:p>shop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关联到mall.shop(id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allet</text:p>
          </table:table-cell>
          <table:table-cell table:style-name="ce15" office:value-type="string">
            <text:p>int</text:p>
          </table:table-cell>
          <table:table-cell table:style-name="ce15" office:value-type="string">
            <text:p>wallet(id)</text:p>
          </table:table-cell>
          <table:table-cell table:style-name="ce23" office:value-type="string">
            <text:p>商户所有人的钱包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rder_num</text:p>
          </table:table-cell>
          <table:table-cell table:style-name="ce15" office:value-type="string">
            <text:p>int</text:p>
          </table:table-cell>
          <table:table-cell table:style-name="ce32"/>
          <table:table-cell table:style-name="ce23" office:value-type="string">
            <text:p>关联到order.quickmerchantorder(num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mount</text:p>
          </table:table-cell>
          <table:table-cell table:style-name="ce15" office:value-type="string">
            <text:p>float</text:p>
          </table:table-cell>
          <table:table-cell table:style-name="ce32"/>
          <table:table-cell table:style-name="ce23" office:value-type="string">
            <text:p>发生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状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 office:value-type="string">
            <text:p>创建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finish_time</text:p>
          </table:table-cell>
          <table:table-cell table:style-name="ce15" table:number-columns-repeated="2"/>
          <table:table-cell table:style-name="ce23" office:value-type="string">
            <text:p>完成时间/关闭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update_time</text:p>
          </table:table-cell>
          <table:table-cell table:style-name="ce16" table:number-columns-repeated="2"/>
          <table:table-cell table:style-name="ce24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5" table:number-columns-repeated="1020" table:default-cell-style-name="ce6"/>
        <table:table-row table:style-name="ro6">
          <table:table-cell table:style-name="ce34" office:value-type="string">
            <text:p>CommodityOrder</text:p>
          </table:table-cell>
          <table:table-cell table:style-name="ce39" office:value-type="string">
            <text:p><text:s/>(顾客代购单)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40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淘点点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下单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风先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经度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下单位置hash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配送小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商品总金额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deliver_money</text:p>
          </table:table-cell>
          <table:table-cell table:style-name="ce41" office:value-type="string">
            <text:p>float</text:p>
          </table:table-cell>
          <table:table-cell table:style-name="ce41"/>
          <table:table-cell table:style-name="ce46" office:value-type="string">
            <text:p>提货总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剩余未支付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3" office:value-type="string">
            <text:p>省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3" office:value-type="string">
            <text:p>市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3" office:value-type="string">
            <text:p>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3" office:value-type="string">
            <text:p>街道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3" office:value-type="string">
            <text:p>联系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3" office:value-type="string">
            <text:p>电话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3" office:value-type="string">
            <text:p>纬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3" office:value-type="string">
            <text:p>经度（收件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3" office:value-type="string">
            <text:p>位置hash（收件）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talk_stream</text:p>
          </table:table-cell>
          <table:table-cell table:style-name="ce41" table:number-columns-repeated="2"/>
          <table:table-cell table:style-name="ce46" office:value-type="string">
            <text:p>对话流编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3" office:value-type="string">
            <text:p>收货验证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3" office:value-type="string">
            <text:p>备注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3" office:value-type="string">
            <text:p>备注内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3" office:value-type="string">
            <text:p>预约开始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3" office:value-type="string">
            <text:p>预约结束时间, 超过这个时间就应该关闭订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 office:value-type="string">
            <text:p>下单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3" office:value-type="string">
            <text:p>支付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3" office:value-type="string">
            <text:p>被认领时间, 风先生接单时间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4" office:value-type="string">
            <text:p>完成/关闭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4" office:value-type="string">
            <text:p>QuickMerchantOrder</text:p>
          </table:table-cell>
          <table:table-cell office:value-type="string">
            <text:p><text:s/>(商家呼叫单)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id</text:p>
          </table:table-cell>
          <table:table-cell table:style-name="ce42" office:value-type="string">
            <text:p>int</text:p>
          </table:table-cell>
          <table:table-cell table:style-name="ce45"/>
          <table:table-cell table:style-name="ce47"/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下单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风先生</text:p>
          </table:table-cell>
          <table:table-cell table:number-columns-repeated="1020"/>
        </table:table-row>
        <table:table-row table:style-name="ro9">
          <table:table-cell table:style-name="ce35" office:value-type="string">
            <text:p>type</text:p>
          </table:table-cell>
          <table:table-cell table:style-name="ce41" office:value-type="string">
            <text:p>int</text:p>
          </table:table-cell>
          <table:table-cell table:style-name="ce41"/>
          <table:table-cell table:style-name="ce46" office:value-type="string">
            <text:p>订单子类型</text:p>
            <text:p>QUICK_NORMAL_ORDER_CODE = 1601</text:p>
            <text:p>QUICK_CALL_ORDER_CODE = 1602 </text:p>
          </table:table-cell>
          <table:table-cell table:number-columns-repeated="1020"/>
        </table:table-row>
        <table:table-row table:style-name="ro10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配送小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3" office:value-type="string">
            <text:p>省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3" office:value-type="string">
            <text:p>市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3" office:value-type="string">
            <text:p>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3" office:value-type="string">
            <text:p>街道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3" office:value-type="string">
            <text:p>联系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3" office:value-type="string">
            <text:p>电话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3" office:value-type="string">
            <text:p>纬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3" office:value-type="string">
            <text:p>经度（收件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3" office:value-type="string">
            <text:p>位置hash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id</text:p>
          </table:table-cell>
          <table:table-cell table:style-name="ce15" table:number-columns-repeated="2"/>
          <table:table-cell table:style-name="ce23" office:value-type="string">
            <text:p>商店编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name</text:p>
          </table:table-cell>
          <table:table-cell table:style-name="ce15" table:number-columns-repeated="2"/>
          <table:table-cell table:style-name="ce23" office:value-type="string">
            <text:p>联系人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telephone</text:p>
          </table:table-cell>
          <table:table-cell table:style-name="ce15" table:number-columns-repeated="2"/>
          <table:table-cell table:style-name="ce23" office:value-type="string">
            <text:p>电话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location</text:p>
          </table:table-cell>
          <table:table-cell table:style-name="ce15" table:number-columns-repeated="2"/>
          <table:table-cell table:style-name="ce23" office:value-type="string">
            <text:p>地址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latitude</text:p>
          </table:table-cell>
          <table:table-cell table:style-name="ce15" table:number-columns-repeated="2"/>
          <table:table-cell table:style-name="ce23" office:value-type="string">
            <text:p>纬度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longitude</text:p>
          </table:table-cell>
          <table:table-cell table:style-name="ce15" table:number-columns-repeated="2"/>
          <table:table-cell table:style-name="ce23" office:value-type="string">
            <text:p>经度（商店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hop_geohash</text:p>
          </table:table-cell>
          <table:table-cell table:style-name="ce15" table:number-columns-repeated="2"/>
          <table:table-cell table:style-name="ce23" office:value-type="string">
            <text:p>位置hash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category</text:p>
          </table:table-cell>
          <table:table-cell table:style-name="ce15" table:number-columns-repeated="2"/>
          <table:table-cell table:style-name="ce23" office:value-type="string">
            <text:p>店铺分类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3" office:value-type="string">
            <text:p>收货验证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备注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content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备注内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_time</text:p>
          </table:table-cell>
          <table:table-cell table:style-name="ce15" office:value-type="string">
            <text:p>datetime</text:p>
          </table:table-cell>
          <table:table-cell table:style-name="ce15"/>
          <table:table-cell table:style-name="ce23" office:value-type="string">
            <text:p>预约开始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nd_time</text:p>
          </table:table-cell>
          <table:table-cell table:style-name="ce15" office:value-type="string">
            <text:p>datetime</text:p>
          </table:table-cell>
          <table:table-cell table:style-name="ce15"/>
          <table:table-cell table:style-name="ce23" office:value-type="string">
            <text:p>预约结束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datetime</text:p>
          </table:table-cell>
          <table:table-cell table:style-name="ce15"/>
          <table:table-cell table:style-name="ce23" office:value-type="string">
            <text:p>下单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datetime</text:p>
          </table:table-cell>
          <table:table-cell table:style-name="ce15"/>
          <table:table-cell table:style-name="ce23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end_time</text:p>
          </table:table-cell>
          <table:table-cell table:style-name="ce15" table:number-columns-repeated="2"/>
          <table:table-cell table:style-name="ce23" office:value-type="string">
            <text:p>开始配送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dopt_time</text:p>
          </table:table-cell>
          <table:table-cell table:style-name="ce15" office:value-type="string">
            <text:p>datetime</text:p>
          </table:table-cell>
          <table:table-cell table:style-name="ce15"/>
          <table:table-cell table:style-name="ce23" office:value-type="string">
            <text:p>被认领时间, 风先生接单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finish_time</text:p>
          </table:table-cell>
          <table:table-cell table:style-name="ce15" office:value-type="string">
            <text:p>datetime</text:p>
          </table:table-cell>
          <table:table-cell table:style-name="ce15"/>
          <table:table-cell table:style-name="ce23" office:value-type="string">
            <text:p>完成/关闭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here</text:p>
          </table:table-cell>
          <table:table-cell table:style-name="ce15" office:value-type="string">
            <text:p>varchar</text:p>
          </table:table-cell>
          <table:table-cell table:style-name="ce15"/>
          <table:table-cell table:style-name="ce23" office:value-type="string">
            <text:p>地理位置分词信息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admin_remark</text:p>
          </table:table-cell>
          <table:table-cell table:style-name="ce16" office:value-type="string">
            <text:p>varchar</text:p>
          </table:table-cell>
          <table:table-cell table:style-name="ce16"/>
          <table:table-cell table:style-name="ce24" office:value-type="string">
            <text:p>管理员备注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text_order (文字单, 用户下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/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淘点点订单号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下单人(用户，点外卖的人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风先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下单位置经度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下单位置hash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配送小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商品总金额</text:p>
          </table:table-cell>
          <table:table-cell table:number-columns-repeated="1020"/>
        </table:table-row>
        <table:table-row table:style-name="ro2">
          <table:table-cell table:style-name="ce37" office:value-type="string">
            <text:p>deliver_money</text:p>
          </table:table-cell>
          <table:table-cell table:style-name="ce43" office:value-type="string">
            <text:p>float</text:p>
          </table:table-cell>
          <table:table-cell table:style-name="ce43"/>
          <table:table-cell table:style-name="ce48" office:value-type="string">
            <text:p>提货总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3" office:value-type="string">
            <text:p>剩余未支付金额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ntent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货物列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3" office:value-type="string">
            <text:p>商家信息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3" office:value-type="string">
            <text:p>省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3" office:value-type="string">
            <text:p>市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3" office:value-type="string">
            <text:p>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3" office:value-type="string">
            <text:p>街道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3" office:value-type="string">
            <text:p>联系人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3" office:value-type="string">
            <text:p>电话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3" office:value-type="string">
            <text:p>纬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3" office:value-type="string">
            <text:p>经度（收件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3" office:value-type="string">
            <text:p>位置hash（收件）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talk_stream</text:p>
          </table:table-cell>
          <table:table-cell table:style-name="ce44" table:number-columns-repeated="2"/>
          <table:table-cell table:style-name="ce49" office:value-type="string">
            <text:p>对话流编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3" office:value-type="string">
            <text:p>收货验证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3" office:value-type="string">
            <text:p>备注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3" office:value-type="string">
            <text:p>备注内容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3" office:value-type="string">
            <text:p>预约开始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3" office:value-type="string">
            <text:p>预约结束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3" office:value-type="string">
            <text:p>下单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3" office:value-type="string">
            <text:p>更新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3" office:value-type="string">
            <text:p>支付时间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3" office:value-type="string">
            <text:p>被认领时间, 风先生接单时间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4" office:value-type="string">
            <text:p>完成/关闭时间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all_order(订单总表，包括代购单，商家单，文字单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um</text:p>
          </table:table-cell>
          <table:table-cell table:style-name="ce15" office:value-type="string">
            <text:p><text:s/>big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订单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下单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iver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接单人</text:p>
          </table:table-cell>
          <table:table-cell table:number-columns-repeated="1020"/>
        </table:table-row>
        <table:table-row table:style-name="ro10">
          <table:table-cell table:style-name="ce4" office:value-type="string">
            <text:p>status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纬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经度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geohash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位置hash字符串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her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店铺名称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remarked</text:p>
          </table:table-cell>
          <table:table-cell table:style-name="ce16" office:value-type="string">
            <text:p>bool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订单是否包含备注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order_type(订单类型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状态 <text:s/>0: 非激活; <text:s/>1:激活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logo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logo图片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s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订单类型描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ing_fare</text:p>
          </table:table-cell>
          <table:table-cell table:style-name="ce15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起步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rting_km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起步里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it_cost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单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it_km</text:p>
          </table:table-cell>
          <table:table-cell table:style-name="ce15" office:value-type="string">
            <text:p><text:s/>doubl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单位里程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max_fare</text:p>
          </table:table-cell>
          <table:table-cell table:style-name="ce16" office:value-type="string">
            <text:p><text:s/>double</text:p>
          </table:table-cell>
          <table:table-cell table:style-name="ce16" office:value-type="string">
            <text:p><text:s/></text:p>
          </table:table-cell>
          <table:table-cell table:style-name="ce24" office:value-type="string">
            <text:p>配送费上限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order_type_mall_relation(订单类型与商家的关联表)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4" office:value-type="string">
            <text:p><text:s/>relation_table</text:p>
          </table:table-cell>
          <table:table-cell table:style-name="ce22" office:value-type="string">
            <text:p><text:s/>comment</text:p>
          </table:table-cell>
          <table:table-cell table:number-columns-repeated="1020"/>
        </table:table-row>
        <table:table-row table:style-name="ro2">
          <table:table-cell table:style-name="ce25" office:value-type="string">
            <text:p>id</text:p>
          </table:table-cell>
          <table:table-cell table:style-name="ce26" office:value-type="string">
            <text:p><text:s/>int</text:p>
          </table:table-cell>
          <table:table-cell table:style-name="ce26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type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order_type(id)</text:p>
          </table:table-cell>
          <table:table-cell table:style-name="ce23" office:value-type="string">
            <text:p>订单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leted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mall</text:p>
          </table:table-cell>
          <table:table-cell table:style-name="ce16" office:value-type="string">
            <text:p><text:s/>int</text:p>
          </table:table-cell>
          <table:table-cell table:style-name="ce16"/>
          <table:table-cell table:style-name="ce24" office:value-type="string">
            <text:p>商户ID, <text:s text:c="2"/>关联到mall.shop(id)</text:p>
          </table:table-cell>
          <table:table-cell table:number-columns-repeated="1020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2014／08／17</text:date>, <text:time>18:03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7T18:03:32</dc:date>
    <dc:creator>guyu sun</dc:creator>
    <meta:editing-duration>P5DT5H40M7S</meta:editing-duration>
    <meta:editing-cycles>68</meta:editing-cycles>
    <meta:generator>OpenOffice/4.1.0$Unix OpenOffice.org_project/410m18$Build-9764</meta:generator>
    <meta:document-statistic meta:table-count="7" meta:cell-count="1289" meta:object-count="0"/>
  </office:meta>
</office:document-meta>
</file>